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kti Narrow" svg:font-family="'Mukti Narrow'"/>
    <style:font-face style:name="Noto Sans Bengali Light" svg:font-family="'Noto Sans Bengali Light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lankRow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kti Narrow" svg:font-family="'Mukti Narrow'"/>
    <style:font-face style:name="Noto Sans Bengali Light" svg:font-family="'Noto Sans Bengali Light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Segoe UI" style:font-size-asian="12pt" style:language-asian="zh" style:country-asian="CN" style:font-name-complex="Noto Sans Bengali Light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Noto Sans Bengali Light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/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51cm" fo:border-left="none" fo:border-right="none" fo:border-top="none" fo:border-bottom="0.06pt solid #999999"/>
      <style:text-properties fo:color="#808080" style:font-name="Liberation Serif1" fo:font-family="'Liberation Serif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51cm" fo:margin-bottom="0.203cm" loext:contextual-spacing="false" fo:text-align="center" style:justify-single-word="false" style:page-number="auto" fo:padding="0.051cm" fo:border-left="none" fo:border-right="none" fo:border-top="none" fo:border-bottom="0.06pt solid #55215b">
        <style:tab-stops/>
        <style:drop-cap/>
      </style:paragraph-properties>
      <style:text-properties fo:color="#481d32"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51cm" fo:margin-bottom="0.203cm" loext:contextual-spacing="false" style:page-number="auto" fo:background-color="transparent" fo:padding="0.051cm" fo:border="none"/>
      <style:text-properties style:font-name="Liberation Sans1" fo:font-family="'Liberation Sans'" style:font-style-name="Bold" style:font-family-generic="swiss" style:font-pitch="variable" fo:font-size="115%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1cm" fo:margin-bottom="0.203cm" loext:contextual-spacing="false"/>
      <style:text-properties style:font-name="Liberation Sans1" fo:font-family="'Liberatio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1cm" fo:margin-bottom="0.203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1cm" fo:margin-bottom="0.102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1cm" fo:margin-bottom="0.102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51cm" fo:margin-bottom="0.051cm" loext:contextual-spacing="false" fo:text-align="center" style:justify-single-word="false"/>
      <style:text-properties fo:color="#481d32" fo:font-weight="bold"/>
    </style:style>
    <style:style style:name="Figure" style:family="paragraph" style:parent-style-name="Caption" style:class="extra">
      <style:paragraph-properties fo:margin-top="0.051cm" fo:margin-bottom="0.051cm" loext:contextual-spacing="false" fo:text-align="center" style:justify-single-word="false"/>
      <style:text-properties fo:color="#355269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3.589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4.0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1T13:33:50.665521160</dc:date>
    <meta:editing-duration>PT1H42M5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